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Droid Sans Mono" svg:font-family="'Droid Sans Mono', monospace, monospac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va Mono" svg:font-family="'Nova Mono'" style:font-family-generic="roman" style:font-pitch="variable"/>
    <style:font-face style:name="Nova Mono1" svg:font-family="'Nova Mono'" style:font-family-generic="system" style:font-pitch="variable"/>
    <style:font-face style:name="OpenSymbol" svg:font-family="OpenSymbol" style:font-charset="x-symbol"/>
    <style:font-face style:name="Times New Roma" svg:font-family="'Times New Roma'"/>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var artdeco-reset-typography-font-family-sans" svg:font-family="'var artdeco-reset-typography-font-family-sans'"/>
  </office:font-face-decls>
  <office:automatic-styles>
    <style:style style:name="P1" style:family="paragraph" style:parent-style-name="LO-normal">
      <style:text-properties style:font-name="Times New Roman1" fo:font-size="10pt" style:font-name-asian="Times New Roman2" style:font-size-asian="10pt" style:font-name-complex="Times New Roman2" style:font-size-complex="10pt"/>
    </style:style>
    <style:style style:name="P2" style:family="paragraph" style:parent-style-name="LO-normal">
      <style:paragraph-properties fo:margin-left="0cm" fo:margin-right="0cm" fo:margin-top="0.545cm" fo:margin-bottom="0cm" style:contextual-spacing="false" fo:line-height="100%" fo:orphans="0" fo:widows="0" fo:text-indent="0cm" style:auto-text-indent="false"/>
      <style:text-properties style:font-name="Times New Roman1" style:text-underline-style="solid" style:text-underline-width="auto" style:text-underline-color="font-color" fo:font-weight="bold" style:font-name-asian="Times New Roman2" style:font-weight-asian="bold" style:font-name-complex="Times New Roman2"/>
    </style:style>
    <style:style style:name="P3" style:family="paragraph" style:parent-style-name="LO-normal">
      <style:paragraph-properties fo:margin-left="0cm" fo:margin-right="0cm" fo:margin-top="0.545cm" fo:margin-bottom="0cm" style:contextual-spacing="false" fo:line-height="100%" fo:orphans="0" fo:widows="0" fo:text-indent="0cm" style:auto-text-indent="false"/>
    </style:style>
    <style:style style:name="P4" style:family="paragraph" style:parent-style-name="LO-normal">
      <style:paragraph-properties fo:margin-left="0.007cm" fo:margin-right="0cm" fo:margin-top="0.48cm" fo:margin-bottom="0cm" style:contextual-spacing="false" fo:line-height="100%" fo:orphans="0" fo:widows="0" fo:text-indent="0cm" style:auto-text-indent="false"/>
    </style:style>
    <style:style style:name="P5" style:family="paragraph" style:parent-style-name="LO-normal">
      <style:paragraph-properties fo:margin-left="0.18cm" fo:margin-right="0cm" fo:margin-top="0.545cm" fo:margin-bottom="0cm" style:contextual-spacing="false" fo:line-height="100%" fo:orphans="0" fo:widows="0" fo:text-indent="0cm" style:auto-text-indent="false"/>
    </style:style>
    <style:style style:name="P6" style:family="paragraph" style:parent-style-name="LO-normal">
      <style:paragraph-properties fo:margin-left="0.18cm" fo:margin-right="0cm" fo:margin-top="0.545cm" fo:margin-bottom="0cm" style:contextual-spacing="false" fo:line-height="100%" fo:text-align="justify" style:justify-single-word="false" fo:orphans="0" fo:widows="0" fo:text-indent="0cm" style:auto-text-indent="false"/>
      <style:text-properties officeooo:paragraph-rsid="0019e4fe"/>
    </style:style>
    <style:style style:name="P7" style:family="paragraph" style:parent-style-name="LO-normal">
      <style:paragraph-properties fo:margin-left="0cm" fo:margin-right="0.005cm" fo:margin-top="0.497cm" fo:margin-bottom="0cm" style:contextual-spacing="false" fo:line-height="95%" fo:text-align="justify" style:justify-single-word="false" fo:orphans="0" fo:widows="0" fo:text-indent="0cm" style:auto-text-indent="false"/>
    </style:style>
    <style:style style:name="P8" style:family="paragraph" style:parent-style-name="LO-normal">
      <style:paragraph-properties fo:margin-left="0cm" fo:margin-right="-0.011cm" fo:margin-top="0.489cm" fo:margin-bottom="0cm" style:contextual-spacing="false" fo:line-height="95%" fo:text-align="justify" style:justify-single-word="false" fo:orphans="0" fo:widows="0" fo:text-indent="0cm" style:auto-text-indent="false"/>
    </style:style>
    <style:style style:name="P9" style:family="paragraph" style:parent-style-name="LO-normal">
      <style:paragraph-properties fo:margin-left="0.785cm" fo:margin-right="-0.011cm" fo:margin-top="0.489cm" fo:margin-bottom="0cm" style:contextual-spacing="false" fo:line-height="95%" fo:text-align="justify" style:justify-single-word="false" fo:orphans="0" fo:widows="0" fo:text-indent="-0.642cm" style:auto-text-indent="false"/>
    </style:style>
    <style:style style:name="P10" style:family="paragraph" style:parent-style-name="LO-normal">
      <style:paragraph-properties fo:margin-left="0.205cm" fo:margin-right="0.176cm" fo:margin-top="0.492cm" fo:margin-bottom="0cm" style:contextual-spacing="false" fo:line-height="195%" fo:orphans="0" fo:widows="0" fo:text-indent="-0.196cm" style:auto-text-indent="false"/>
    </style:style>
    <style:style style:name="P11" style:family="paragraph" style:parent-style-name="LO-normal" style:master-page-name="Standard">
      <style:paragraph-properties fo:margin-left="0cm" fo:margin-right="0cm" fo:margin-top="0.545cm" fo:margin-bottom="0cm" style:contextual-spacing="false" fo:line-height="100%" fo:text-align="center" style:justify-single-word="false" fo:orphans="0" fo:widows="0" fo:text-indent="0cm" style:auto-text-indent="false" style:page-number="1"/>
    </style:style>
    <style:style style:name="P12" style:family="paragraph" style:parent-style-name="LO-normal">
      <style:paragraph-properties fo:margin-left="0.18cm" fo:margin-right="0cm" fo:margin-top="0.545cm" fo:margin-bottom="0cm" style:contextual-spacing="false" fo:line-height="100%" fo:text-align="justify" style:justify-single-word="false" fo:orphans="0" fo:widows="0" fo:text-indent="0cm" style:auto-text-indent="false"/>
    </style:style>
    <style:style style:name="P13" style:family="paragraph" style:parent-style-name="LO-normal">
      <style:paragraph-properties fo:margin-left="0.785cm" fo:margin-right="-0.011cm" fo:margin-top="0.489cm" fo:margin-bottom="0cm" style:contextual-spacing="false" fo:line-height="95%" fo:text-align="justify" style:justify-single-word="false" fo:orphans="0" fo:widows="0" fo:text-indent="-0.642cm" style:auto-text-indent="false"/>
      <style:text-properties officeooo:paragraph-rsid="00237d13"/>
    </style:style>
    <style:style style:name="P14" style:family="paragraph" style:parent-style-name="LO-normal">
      <style:paragraph-properties fo:margin-left="0.785cm" fo:margin-right="-0.011cm" fo:margin-top="0.489cm" fo:margin-bottom="0cm" style:contextual-spacing="false" fo:line-height="95%" fo:text-align="justify" style:justify-single-word="false" fo:orphans="0" fo:widows="0" fo:text-indent="-0.642cm" style:auto-text-indent="false"/>
      <style:text-properties officeooo:paragraph-rsid="002464b2"/>
    </style:style>
    <style:style style:name="P15" style:family="paragraph" style:parent-style-name="LO-normal">
      <style:paragraph-properties fo:margin-left="0.785cm" fo:margin-right="-0.011cm" fo:margin-top="0.489cm" fo:margin-bottom="0cm" style:contextual-spacing="false" fo:line-height="95%" fo:text-align="justify" style:justify-single-word="false" fo:orphans="0" fo:widows="0" fo:text-indent="-0.642cm" style:auto-text-indent="false"/>
      <style:text-properties style:font-name="Times New Roman" fo:font-size="11pt" officeooo:paragraph-rsid="002225b5" style:font-size-asian="11pt" style:font-size-complex="11pt"/>
    </style:style>
    <style:style style:name="T1" style:family="text">
      <style:text-properties style:font-name="Times New Roman1" fo:font-weight="bold" style:font-name-asian="Times New Roman2" style:font-weight-asian="bold" style:font-name-complex="Times New Roman2"/>
    </style:style>
    <style:style style:name="T2" style:family="text">
      <style:text-properties style:font-name="Times New Roman1" fo:font-weight="bold" style:font-name-asian="Times New Roman2" style:font-weight-asian="bold" style:font-name-complex="Times New Roman2" style:font-weight-complex="bold"/>
    </style:style>
    <style:style style:name="T3" style:family="text">
      <style:text-properties style:font-name="Times New Roman1" fo:font-weight="bold" officeooo:rsid="001b2501" style:font-name-asian="Times New Roman2" style:font-weight-asian="bold" style:font-name-complex="Times New Roman2"/>
    </style:style>
    <style:style style:name="T4" style:family="text">
      <style:text-properties style:font-name="Times New Roman1" style:font-name-asian="Times New Roman2" style:font-name-complex="Times New Roman2"/>
    </style:style>
    <style:style style:name="T5" style:family="text">
      <style:text-properties style:font-name="Times New Roman1" officeooo:rsid="00247892" style:font-name-asian="Times New Roman2" style:font-name-complex="Times New Roman2"/>
    </style:style>
    <style:style style:name="T6" style:family="text">
      <style:text-properties style:font-name="Times New Roman1" style:text-underline-style="solid" style:text-underline-width="auto" style:text-underline-color="font-color" fo:font-weight="bold" style:font-name-asian="Times New Roman2" style:font-weight-asian="bold" style:font-name-complex="Times New Roman2"/>
    </style:style>
    <style:style style:name="T7" style:family="text">
      <style:text-properties style:font-name="Times New Roman1" fo:font-size="5pt" fo:font-weight="bold" style:font-name-asian="Times New Roman2" style:font-size-asian="5pt" style:font-weight-asian="bold" style:font-name-complex="Times New Roman2" style:font-size-complex="5pt"/>
    </style:style>
    <style:style style:name="T8" style:family="text">
      <style:text-properties style:font-name="Times New Roman1" fo:font-size="5pt" style:font-name-asian="Times New Roman2" style:font-size-asian="5pt" style:font-name-complex="Times New Roman2" style:font-size-complex="5pt"/>
    </style:style>
    <style:style style:name="T9" style:family="text">
      <style:text-properties style:font-name="Times New Roman1" fo:font-weight="normal" style:font-name-asian="Times New Roman2" style:font-weight-asian="normal" style:font-name-complex="Times New Roman2" style:font-weight-complex="normal"/>
    </style:style>
    <style:style style:name="T10" style:family="text">
      <style:text-properties style:font-name="Times New Roman1" fo:font-weight="normal" officeooo:rsid="001c33e1" style:font-name-asian="Times New Roman2" style:font-weight-asian="normal" style:font-name-complex="Times New Roman2" style:font-weight-complex="normal"/>
    </style:style>
    <style:style style:name="T11" style:family="text">
      <style:text-properties fo:color="#1155cc" loext:opacity="100%" style:font-name="Times New Roman1" style:text-underline-style="solid" style:text-underline-width="auto" style:text-underline-color="font-color" style:font-name-asian="Times New Roman2" style:font-name-complex="Times New Roman2"/>
    </style:style>
    <style:style style:name="T12" style:family="text">
      <style:text-properties style:font-name="Arial Unicode MS" fo:font-weight="bold" style:font-name-asian="Arial Unicode MS1" style:font-weight-asian="bold" style:font-name-complex="Arial Unicode MS1"/>
    </style:style>
    <style:style style:name="T13" style:family="text">
      <style:text-properties style:font-name="Arial Unicode MS" style:font-name-asian="Arial Unicode MS1" style:font-name-complex="Arial Unicode MS1"/>
    </style:style>
    <style:style style:name="T14" style:family="text">
      <style:text-properties style:font-name="Times New Roman" style:font-name-asian="Nova Mono1" style:font-name-complex="Nova Mono1"/>
    </style:style>
    <style:style style:name="T15" style:family="text">
      <style:text-properties style:font-name="Times New Roman" fo:font-weight="bold" style:font-name-asian="Times New Roman2" style:font-weight-asian="bold" style:font-name-complex="Times New Roman2"/>
    </style:style>
    <style:style style:name="T16" style:family="text">
      <style:text-properties fo:color="#9cdcfe" loext:opacity="100%" style:font-name="Droid Sans Mono" fo:font-size="10.5pt" fo:font-weight="normal" fo:background-color="#1f1f1f" loext:char-shading-value="0"/>
    </style:style>
    <style:style style:name="T17" style:family="text">
      <style:text-properties fo:color="#9cdcfe" loext:opacity="100%" style:font-name="Droid Sans Mono" fo:font-size="10.5pt" fo:font-weight="normal" officeooo:rsid="00237d13" fo:background-color="#1f1f1f" loext:char-shading-value="0" style:font-name-asian="Times New Roman2" style:font-name-complex="Times New Roman2"/>
    </style:style>
    <style:style style:name="T18" style:family="text">
      <style:text-properties fo:color="#9cdcfe" loext:opacity="100%" style:font-name="Times New Roman" fo:font-size="11pt" fo:font-weight="normal" officeooo:rsid="00195132" fo:background-color="#1f1f1f" loext:char-shading-value="0" style:font-name-asian="Times New Roman2" style:font-size-asian="11pt" style:font-name-complex="Times New Roman2" style:font-size-complex="11pt"/>
    </style:style>
    <style:style style:name="T19" style:family="text">
      <style:text-properties style:font-name-asian="Arial Unicode MS1" style:font-name-complex="Arial Unicode MS1"/>
    </style:style>
    <style:style style:name="T20" style:family="text">
      <style:text-properties style:font-name-asian="Times New Roman2" style:font-name-complex="Times New Roman2"/>
    </style:style>
    <style:style style:name="T21" style:family="text">
      <style:text-properties officeooo:rsid="002225b5" style:font-name-asian="Times New Roman2" style:font-name-complex="Times New Roman2"/>
    </style:style>
    <style:style style:name="T22" style:family="text">
      <style:text-properties officeooo:rsid="00219e05" style:font-name-asian="Times New Roman2" style:font-name-complex="Times New Roman2"/>
    </style:style>
    <style:style style:name="T23" style:family="text">
      <style:text-properties officeooo:rsid="00195132" style:font-name-asian="Times New Roman2" style:font-name-complex="Times New Roman2"/>
    </style:style>
    <style:style style:name="T24" style:family="text">
      <style:text-properties officeooo:rsid="00222681" style:font-name-asian="Times New Roman2" style:font-name-complex="Times New Roman2"/>
    </style:style>
    <style:style style:name="T25" style:family="text">
      <style:text-properties officeooo:rsid="00237d13" style:font-name-asian="Times New Roman2" style:font-name-complex="Times New Roman2"/>
    </style:style>
    <style:style style:name="T26" style:family="text">
      <style:text-properties style:font-name="Times New Roman" fo:font-size="11pt" style:font-name-asian="Arial Unicode MS1" style:font-size-asian="11pt" style:font-name-complex="Arial Unicode MS1" style:font-size-complex="11pt"/>
    </style:style>
    <style:style style:name="T27" style:family="text">
      <style:text-properties style:font-name="Times New Roman" fo:font-size="11pt" officeooo:rsid="00195132" style:font-name-asian="Arial Unicode MS1" style:font-size-asian="11pt" style:font-name-complex="Arial Unicode MS1" style:font-size-complex="11pt"/>
    </style:style>
    <style:style style:name="T28" style:family="text">
      <style:text-properties style:font-name="Times New Roman" fo:font-size="11pt" officeooo:rsid="002225b5" style:font-name-asian="Arial Unicode MS1" style:font-size-asian="11pt" style:font-name-complex="Arial Unicode MS1" style:font-size-complex="11pt"/>
    </style:style>
    <style:style style:name="T29" style:family="text">
      <style:text-properties style:font-name="Times New Roman" fo:font-size="11pt" officeooo:rsid="00195132" style:font-name-asian="Times New Roman2" style:font-size-asian="11pt" style:font-name-complex="Times New Roman2" style:font-size-complex="11pt"/>
    </style:style>
    <style:style style:name="T30" style:family="text">
      <style:text-properties style:font-name="Times New Roman" fo:font-size="11pt" officeooo:rsid="00219e05" style:font-name-asian="Times New Roman2" style:font-size-asian="11pt" style:font-name-complex="Times New Roman2" style:font-size-complex="11pt"/>
    </style:style>
    <style:style style:name="T31" style:family="text">
      <style:text-properties style:font-name="Times New Roman" fo:font-size="11pt" officeooo:rsid="00237d13" style:font-name-asian="Times New Roman2" style:font-size-asian="11pt" style:font-name-complex="Times New Roman2" style:font-size-complex="11pt"/>
    </style:style>
    <style:style style:name="T32" style:family="text">
      <style:text-properties style:font-name="Times New Roman" fo:font-size="11pt" officeooo:rsid="00222681" style:font-name-asian="Times New Roman2" style:font-size-asian="11pt" style:font-name-complex="Times New Roman2" style:font-size-complex="11pt"/>
    </style:style>
    <style:style style:name="T33" style:family="text">
      <style:text-properties style:font-name="Times New Roman" fo:font-size="11pt" officeooo:rsid="002464b2" style:font-name-asian="Times New Roman2" style:font-size-asian="11pt" style:font-name-complex="Times New Roman2" style:font-size-complex="11pt"/>
    </style:style>
    <style:style style:name="T34" style:family="text">
      <style:text-properties style:font-name="Times New Roman" fo:font-size="11pt" officeooo:rsid="00247892" style:font-name-asian="Times New Roman2" style:font-size-asian="11pt" style:font-name-complex="Times New Roman2" style:font-size-complex="11pt"/>
    </style:style>
    <style:style style:name="T35" style:family="text">
      <style:text-properties officeooo:rsid="00237d13"/>
    </style:style>
    <style:style style:name="T36" style:family="text">
      <style:text-properties officeooo:rsid="002464b2"/>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Nome:</text:span><text:span text:style-name="T4"> LUCAS MATHEUS BRUCE DA SILVA; </text:span><text:span text:style-name="T1">Endereço:</text:span><text:span text:style-name="T4"> R. Manoel Nunes dos Santos, n°640, Aeroporto, Bayeux, Paraíba; </text:span><text:span text:style-name="T1">Telefone:</text:span><text:span text:style-name="T4"> 55 (83) 98881-0556; </text:span><text:span text:style-name="T2">Gma</text:span><text:span text:style-name="T1">il:</text:span><text:span text:style-name="T4"> </text:span><text:a xlink:type="simple" xlink:href="mailto:lucasmatheusbruce@gmail.com" text:style-name="Internet_20_link" text:visited-style-name="Visited_20_Internet_20_Link"><text:span text:style-name="Internet_20_link"><text:span text:style-name="T11">lucasmatheusbruce@gmail.com</text:span></text:span></text:a><text:span text:style-name="T11"> </text:span><text:span text:style-name="T1">LinkedIn: </text:span><text:a xlink:type="simple" xlink:href="https://www.linkedin.com/in/lucas-matheus-bruce-silva/" text:style-name="Standard" text:visited-style-name="Standard"><text:span text:style-name="T11">https://www.linkedin.com/in/lucas-matheus-bruce-silva/</text:span></text:a><text:span text:style-name="T4"> <text:s text:c="53"/></text:span><text:span text:style-name="T1">Git: </text:span><text:a xlink:type="simple" xlink:href="https://github.com/LucasBruce" text:style-name="Standard" text:visited-style-name="Standard"><text:span text:style-name="T11">https://github.com/LucasBruce</text:span></text:a><text:span text:style-name="T1"> Idade:</text:span><text:span text:style-name="T4"> 2</text:span><text:span text:style-name="T5">9</text:span><text:span text:style-name="T4"> anos; </text:span><text:span text:style-name="T1">Estado Civil:</text:span><text:span text:style-name="T4"> Solteiro; </text:span><text:span text:style-name="T1">Nacionalidade: </text:span><text:span text:style-name="T4">Brasileiro</text:span></text:p>
      <text:p text:style-name="P2">RESUMO DE QUALIFICAÇÕES</text:p>
      <text:p text:style-name="P6"><text:span text:style-name="T13">➢ </text:span><text:span text:style-name="T14">Pós-graduado </text:span><text:span text:style-name="T15">MBA Full-Stack </text:span><text:span text:style-name="T14">em 2023, possuo experiência em desenvolvimento web atuando como full stack em clientes indra, SEFAZ e Banco do Brasil.</text:span></text:p>
      <text:p text:style-name="P3"><text:span text:style-name="T6">EXPERIÊNCIA PROFISSIONAL</text:span><text:span text:style-name="T1"> </text:span></text:p>
      <text:p text:style-name="P7"><text:span text:style-name="T12">✔ </text:span><text:span text:style-name="T7"><text:s/></text:span><text:span text:style-name="T1">Indra - </text:span><text:span text:style-name="T3">Novembro</text:span><text:span text:style-name="T1"> 202</text:span><text:span text:style-name="T3">4</text:span><text:span text:style-name="T1"> - Atual: <text:s/></text:span><text:span text:style-name="T9">Cliente Banco do Brasil atuando na migração de sistemas legados mais especificamente sistemas que utilizam angularJS no frontend e </text:span><text:span text:style-name="T10">java</text:span><text:span text:style-name="T9"> no backend, migrando para angular12+ (migração ou criação) desenvolvimento frontend. Versionando código(git), resolvendo conflitos(git), testes unitários(jasmine, karma), criação de diagramas de componentes e code review.</text:span></text:p>
      <text:p text:style-name="P8"><text:span text:style-name="T13">✔</text:span><text:span text:style-name="T8"> </text:span><text:span text:style-name="T1">Indra - Fevereiro 2022: </text:span><text:span text:style-name="T9">D</text:span><text:span text:style-name="T4">emandas pendentes da SEFAZ torre Sistemas Financeiros mais especificamente no sistema ATF no módulo de arrecadação. Demandas como implementar telas de consulta, alteração, homologação, cancelamento e liberação de bloqueios judiciais. Utilizando eclipse como ide, utilizando java e java ee, utilizando sql em consultas para o banco e javascript para validações de formulários e outras operações. <text:s text:c="2"/></text:span></text:p>
      <text:p text:style-name="P4"><text:span text:style-name="T6">FORMAÇÃO ACADÊMICA</text:span><text:span text:style-name="T1"> </text:span></text:p>
      <text:p text:style-name="P10"><text:span text:style-name="T13">➢ </text:span><text:span text:style-name="T1">Faculdade IESP/FATECPB 2014 - 2017 Bacharel em Sistemas de Informação.</text:span></text:p>
      <text:p text:style-name="P10"><text:span text:style-name="T13">➢ </text:span><text:span text:style-name="T1">Faculdade UNIESP 2022 - 2023 Pós-graduação MBA Full-Stack.</text:span></text:p>
      <text:p text:style-name="P12"><text:span text:style-name="T6">HABILIDADES</text:span><text:span text:style-name="T1"> </text:span></text:p>
      <text:p text:style-name="P15"><text:span text:style-name="T19">✔</text:span><text:span text:style-name="T20"> <text:s/></text:span><text:span text:style-name="T21">Linguagens - </text:span><text:span text:style-name="T20">TypeScript, </text:span><text:span text:style-name="T22">J</text:span><text:span text:style-name="T20">avascript, </text:span><text:span text:style-name="T23">Shell Script, </text:span><text:span text:style-name="T21">Java, C#.</text:span></text:p>
      <text:p text:style-name="P13"><text:span text:style-name="T27">✔ </text:span><text:span text:style-name="T28">Frameworks - </text:span><text:span text:style-name="T29">AngularJS, Angular1</text:span><text:span text:style-name="T30">2</text:span><text:span text:style-name="T29">+, NestJS, Scrum, Spring Boot FrameWork (Java). Teste</text:span><text:span text:style-name="T31">s </text:span><text:span text:style-name="T29">Unitário</text:span><text:span text:style-name="T31">s </text:span><text:span text:style-name="T29">(Junit5, jasmine).</text:span></text:p>
      <text:p text:style-name="P14"><text:span text:style-name="T26">✔</text:span><text:span text:style-name="T31"> </text:span><text:span text:style-name="T32">Ferramentas - </text:span><text:span text:style-name="T29">NVM, NPM, </text:span><text:span text:style-name="T30">W</text:span><text:span text:style-name="T29">ebpack-</text:span><text:span text:style-name="T30">B</text:span><text:span text:style-name="T29">undle-</text:span><text:span text:style-name="T30">A</text:span><text:span text:style-name="T29">nalyzer, </text:span><text:span text:style-name="T34">vscode, </text:span><text:span text:style-name="T29">ESLint, Prettier, Git, SQL(MySQL, PostgreSQL), </text:span><text:span text:style-name="T31">Karma, </text:span><text:span text:style-name="T33">j</text:span>spdf, <text:span text:style-name="T33">j</text:span>spdf-<text:span text:style-name="T35">A</text:span>utotable<text:span text:style-name="T35">(plugin), </text:span>exceljs, pdfmake, <text:span text:style-name="T36">c</text:span>hart.js, rxjs<text:span text:style-name="T29">.</text:span></text:p>
      <text:p text:style-name="P5"><text:span text:style-name="T6">IDIOMA</text:span><text:span text:style-name="T1"> </text:span></text:p>
      <text:p text:style-name="P9"><text:span text:style-name="T13">✔</text:span><text:span text:style-name="T4"> <text:s text:c="2"/>Inglês – Básico.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ystem" style:font-pitch="variable"/>
    <style:font-face style:name="Droid Sans Mono" svg:font-family="'Droid Sans Mono', monospace, monospac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va Mono" svg:font-family="'Nova Mono'" style:font-family-generic="roman" style:font-pitch="variable"/>
    <style:font-face style:name="Nova Mono1" svg:font-family="'Nova Mono'" style:font-family-generic="system" style:font-pitch="variable"/>
    <style:font-face style:name="OpenSymbol" svg:font-family="OpenSymbol" style:font-charset="x-symbol"/>
    <style:font-face style:name="Times New Roma" svg:font-family="'Times New Roma'"/>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var artdeco-reset-typography-font-family-sans" svg:font-family="'var artdeco-reset-typography-font-family-san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LO-normal" style:next-style-name="LO-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LO-normal" style:next-style-name="LO-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LO-normal" style:next-style-name="LO-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LO-normal" style:next-style-name="LO-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loext:hyphenation-no-last-word="false" loext:hyphenation-word-char-count="no-limit" loext:hyphenation-zone="no-limit"/>
    </style:style>
    <style:style style:name="Title" style:family="paragraph" style:parent-style-name="LO-normal" style:next-style-name="LO-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LO-normal" style:next-style-name="LO-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LO-normal">
      <style:text-properties style:font-name="Times New Roman1" fo:font-size="10pt" style:font-name-asian="Times New Roman2" style:font-size-asian="10pt" style:font-name-complex="Times New Roman2" style:font-size-complex="10pt"/>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pt-BR</dc:language>
    <dc:date>2025-03-19T14:47:09.376659196</dc:date>
    <meta:editing-cycles>17</meta:editing-cycles>
    <meta:editing-duration>PT1H14M22S</meta:editing-duration>
    <meta:generator>LibreOffice/24.2.7.2$Linux_X86_64 LibreOffice_project/420$Build-2</meta:generator>
    <meta:print-date>2025-03-19T14:38:26.102070944</meta:print-date>
    <meta:printed-by>Arquivos PDF</meta:printed-by>
    <meta:document-statistic meta:table-count="0" meta:image-count="0" meta:object-count="0" meta:page-count="1" meta:paragraph-count="15" meta:word-count="244" meta:character-count="1954" meta:non-whitespace-character-count="1658"/>
    <meta:user-defined meta:name="AppVersion">15.0000</meta:user-defined>
  </office:meta>
</office:document-meta>
</file>